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fo:color="#009900" fo:font-size="10pt" style:font-size-asian="10pt" style:font-size-complex="10pt"/>
    </style:style>
    <style:style style:name="ce13" style:family="table-cell" style:parent-style-name="Default">
      <style:text-properties fo:color="#009900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Analysis ke baad satya:</text:p>
          </table:table-cell>
          <table:table-cell table:number-columns-repeated="4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3"/>
          <table:table-cell office:value-type="string" calcext:value-type="string">
            <text:p>Game shall run only in Fast mode</text:p>
          </table:table-cell>
          <table:table-cell table:number-columns-repeated="4"/>
          <table:table-cell table:style-name="ce11" office:value-type="string" calcext:value-type="string">
            <text:p>try playing all 3 game sett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ing strips for placing walls take hell lot of time</text:p>
          </table:table-cell>
          <table:table-cell table:number-columns-repeated="4"/>
          <table:table-cell table:style-name="ce12"/>
        </table:table-row>
        <table:table-row table:style-name="ro1" table:number-rows-repeated="2">
          <table:table-cell table:number-columns-repeated="11"/>
          <table:table-cell table:style-name="ce13"/>
        </table:table-row>
        <table:table-row table:style-name="ro1">
          <table:table-cell/>
          <table:table-cell table:style-name="ce1"/>
          <table:table-cell office:value-type="string" calcext:value-type="string">
            <text:p>wall placement ko check karo properly</text:p>
          </table:table-cell>
          <table:table-cell table:number-columns-repeated="7"/>
          <table:table-cell office:value-type="string" calcext:value-type="string">
            <text:p><text:span text:style-name="T1">Issues</text:span>:</text:p>
          </table:table-cell>
          <table:table-cell table:style-name="ce13"/>
        </table:table-row>
        <table:table-row table:style-name="ro1">
          <table:table-cell table:number-columns-repeated="11"/>
          <table:table-cell table:style-name="ce6" office:value-type="string" calcext:value-type="string">
            <text:p>Check why time getting from server increases at the last???</text:p>
          </table:table-cell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3"/>
        </table:table-row>
        <table:table-row table:style-name="ro1">
          <table:table-cell table:number-columns-repeated="2"/>
          <table:table-cell table:style-name="ce7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  <table:table-cell table:style-name="ce13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table:style-name="ce6" office:value-type="string" calcext:value-type="string">
            <text:p>check “Found a bug in 13X13 server”</text:p>
          </table:table-cell>
          <table:table-cell table:number-columns-repeated="6"/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CUTOFF_MOVE =&gt; 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4" office:value-type="string" calcext:value-type="string">
            <text:p>ALLOWED_WALLS_ADJACENT_OPPONENT =&gt; 2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BUFFER_SUPER_FAST_MOD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IS_SUPER_FAST_MODE_DEFAULT =&gt; fals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IS_FAST_MODE_DEFAULT =&gt; tru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ime thing</text:p>
          </table:table-cell>
          <table:table-cell table:number-columns-repeated="8"/>
          <table:table-cell table:style-name="ce13"/>
        </table:table-row>
        <table:table-row table:style-name="ro1">
          <table:table-cell table:number-columns-repeated="3"/>
          <table:table-cell office:value-type="string" calcext:value-type="string">
            <text:p>Decide the parameters – cutoff &amp; player_wall_gap..depending on time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hange to superfast mode if less time left</text:p>
          </table:table-cell>
          <table:table-cell table:number-columns-repeated="7"/>
          <table:table-cell table:style-name="ce14" office:value-type="string" calcext:value-type="string">
            <text:p>NUM_OF_WALLS_FIRST_ALARM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NUM_OF_WALLS_SECOND_ALARM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Pange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5:52:54.484716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21T15:57:09.895469003</dc:date>
    <meta:editing-duration>P1DT4H41M57S</meta:editing-duration>
    <meta:editing-cycles>131</meta:editing-cycles>
    <meta:generator>LibreOffice/4.3.3.2$Linux_X86_64 LibreOffice_project/430m0$Build-2</meta:generator>
    <meta:document-statistic meta:table-count="1" meta:cell-count="36" meta:object-count="0"/>
  </office:meta>
</office:document-meta>
</file>